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295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1.1cm" svg:x="9.1cm" svg:y="1.7cm">
          <text:p text:style-name="P1"><text:span text:style-name="T1">Вузол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cm" svg:height="1.1cm" svg:x="4cm" svg:y="4.2cm">
          <text:p text:style-name="P1"><text:span text:style-name="T1">Вузол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cm" svg:height="1.1cm" svg:x="7.4cm" svg:y="4.2cm">
          <text:p text:style-name="P1"><text:span text:style-name="T1">Вузол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cm" svg:height="1.1cm" svg:x="10.8cm" svg:y="4.2cm">
          <text:p text:style-name="P1"><text:span text:style-name="T1">Вузол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9cm" svg:height="1.1cm" svg:x="14.2cm" svg:y="4.2cm">
          <text:p text:style-name="P1"><text:span text:style-name="T1">Вузол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cm" svg:height="1.1cm" svg:x="4cm" svg:y="6.9cm">
          <text:p text:style-name="P1"><text:span text:style-name="T1">Вузол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cm" svg:height="1.1cm" svg:x="7.4cm" svg:y="6.9cm">
          <text:p text:style-name="P1"><text:span text:style-name="T1">Вузол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cm" svg:height="1.1cm" svg:x="10.8cm" svg:y="6.9cm">
          <text:p text:style-name="P1"><text:span text:style-name="T1">Вузол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cm" svg:height="1.1cm" svg:x="14.2cm" svg:y="6.9cm">
          <text:p text:style-name="P1"><text:span text:style-name="T1">Вузол 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cm" svg:y1="2.8cm" svg:x2="5.45cm" svg:y2="4.2cm" draw:start-shape="id1" draw:start-glue-point="2" draw:end-shape="id2" draw:end-glue-point="0" svg:d="m10550 2800-5100 1400" svg:viewBox="0 0 5101 1401">
          <text:p/>
        </draw:connector>
        <draw:connector draw:style-name="gr2" draw:text-style-name="P1" draw:layer="layout" draw:type="line" svg:x1="10.55cm" svg:y1="2.8cm" svg:x2="8.85cm" svg:y2="4.2cm" draw:start-shape="id1" draw:start-glue-point="2" draw:end-shape="id3" draw:end-glue-point="0" svg:d="m10550 2800-1700 1400" svg:viewBox="0 0 1701 1401">
          <text:p/>
        </draw:connector>
        <draw:connector draw:style-name="gr2" draw:text-style-name="P1" draw:layer="layout" draw:type="line" svg:x1="10.55cm" svg:y1="2.8cm" svg:x2="12.25cm" svg:y2="4.2cm" draw:start-shape="id1" draw:start-glue-point="2" draw:end-shape="id4" draw:end-glue-point="0" svg:d="m10550 2800 1700 1400" svg:viewBox="0 0 1701 1401">
          <text:p/>
        </draw:connector>
        <draw:connector draw:style-name="gr2" draw:text-style-name="P1" draw:layer="layout" draw:type="line" svg:x1="10.55cm" svg:y1="2.8cm" svg:x2="15.65cm" svg:y2="4.2cm" draw:start-shape="id1" draw:start-glue-point="2" draw:end-shape="id5" draw:end-glue-point="0" svg:d="m10550 2800 5100 1400" svg:viewBox="0 0 5101 1401">
          <text:p/>
        </draw:connector>
        <draw:connector draw:style-name="gr2" draw:text-style-name="P1" draw:layer="layout" draw:type="line" svg:x1="5.45cm" svg:y1="5.3cm" svg:x2="5.45cm" svg:y2="6.9cm" draw:start-shape="id2" draw:start-glue-point="2" draw:end-shape="id6" draw:end-glue-point="0" svg:d="m5450 5300v1600" svg:viewBox="0 0 1 1601">
          <text:p/>
        </draw:connector>
        <draw:connector draw:style-name="gr2" draw:text-style-name="P1" draw:layer="layout" draw:type="line" svg:x1="8.85cm" svg:y1="5.3cm" svg:x2="8.85cm" svg:y2="6.9cm" draw:start-shape="id3" draw:start-glue-point="2" draw:end-shape="id7" draw:end-glue-point="0" svg:d="m8850 5300v1600" svg:viewBox="0 0 1 1601">
          <text:p/>
        </draw:connector>
        <draw:connector draw:style-name="gr2" draw:text-style-name="P1" draw:layer="layout" draw:type="line" svg:x1="8.85cm" svg:y1="5.3cm" svg:x2="12.25cm" svg:y2="6.9cm" draw:start-shape="id3" draw:start-glue-point="2" draw:end-shape="id8" draw:end-glue-point="0" svg:d="m8850 5300 3400 1600" svg:viewBox="0 0 3401 1601">
          <text:p/>
        </draw:connector>
        <draw:connector draw:style-name="gr2" draw:text-style-name="P1" draw:layer="layout" draw:type="line" svg:x1="8.85cm" svg:y1="5.3cm" svg:x2="15.65cm" svg:y2="6.9cm" draw:start-shape="id3" draw:start-glue-point="2" draw:end-shape="id9" draw:end-glue-point="0" svg:d="m8850 5300 6800 1600" svg:viewBox="0 0 6801 1601">
          <text:p/>
        </draw:connector>
        <draw:custom-shape draw:style-name="gr1" draw:text-style-name="P2" xml:id="id10" draw:id="id10" draw:layer="layout" svg:width="2.9cm" svg:height="1.1cm" svg:x="4cm" svg:y="9.5cm">
          <text:p text:style-name="P1"><text:span text:style-name="T1">Вузол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9cm" svg:height="1.1cm" svg:x="7.4cm" svg:y="9.5cm">
          <text:p text:style-name="P1"><text:span text:style-name="T1">Вузол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cm" svg:height="1.1cm" svg:x="10.8cm" svg:y="9.5cm">
          <text:p text:style-name="P1"><text:span text:style-name="T1">Вузол 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9cm" svg:height="1.1cm" svg:x="14.2cm" svg:y="9.5cm">
          <text:p text:style-name="P1"><text:span text:style-name="T1">Вузол 1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45cm" svg:y1="8cm" svg:x2="5.45cm" svg:y2="9.5cm" draw:start-shape="id6" draw:start-glue-point="2" draw:end-shape="id10" draw:end-glue-point="0" svg:d="m5450 8000v1500" svg:viewBox="0 0 1 1501">
          <text:p/>
        </draw:connector>
        <draw:connector draw:style-name="gr2" draw:text-style-name="P1" draw:layer="layout" draw:type="line" svg:x1="8.85cm" svg:y1="8cm" svg:x2="8.85cm" svg:y2="9.5cm" draw:start-shape="id7" draw:start-glue-point="2" draw:end-shape="id11" draw:end-glue-point="0" svg:d="m8850 8000v1500" svg:viewBox="0 0 1 1501">
          <text:p/>
        </draw:connector>
        <draw:connector draw:style-name="gr2" draw:text-style-name="P1" draw:layer="layout" draw:type="line" svg:x1="15.65cm" svg:y1="8cm" svg:x2="15.65cm" svg:y2="9.5cm" draw:start-shape="id9" draw:start-glue-point="2" draw:end-shape="id12" draw:end-glue-point="0" svg:d="m15650 8000v1500" svg:viewBox="0 0 1 1501">
          <text:p/>
        </draw:connector>
        <draw:connector draw:style-name="gr2" draw:text-style-name="P1" draw:layer="layout" draw:type="line" svg:x1="15.65cm" svg:y1="8cm" svg:x2="12.25cm" svg:y2="9.5cm" draw:start-shape="id9" draw:start-glue-point="2" draw:end-shape="id13" draw:end-glue-point="0" svg:d="m15650 8000-3400 1500" svg:viewBox="0 0 3401 1501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5.8cm" svg:height="0.7cm" svg:x="3cm" svg:y="1.6cm">
          <text:p text:style-name="P3">Початок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5" draw:id="id15" draw:layer="layout" svg:width="5.8cm" svg:height="1.4cm" svg:x="3cm" svg:y="2.9cm">
          <text:p text:style-name="P3">Визначення довжини<text:line-break/>випадкової фрази<text:line-break/>у заданих межа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2.3cm" svg:x2="5.9cm" svg:y2="2.9cm" draw:start-shape="id14" draw:start-glue-point="6" draw:end-shape="id15" draw:end-glue-point="4" svg:d="m5900 2300v600" svg:viewBox="0 0 1 601">
          <text:p/>
        </draw:connector>
        <draw:custom-shape draw:style-name="gr1" draw:text-style-name="P3" xml:id="id18" draw:id="id18" draw:layer="layout" svg:width="5.8cm" svg:height="1cm" svg:x="3cm" svg:y="8.1cm">
          <text:p text:style-name="P3">Генерація випадкової<text:line-break/>фраз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6" draw:id="id16" draw:layer="layout" svg:width="5.8cm" svg:height="0.9cm" svg:x="3cm" svg:y="4.9cm">
          <text:p text:style-name="P3">Відправлення довжини<text:line-break/>фрази для клієнта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4.3cm" svg:x2="5.9cm" svg:y2="4.9cm" draw:start-shape="id15" draw:start-glue-point="6" draw:end-shape="id16" draw:end-glue-point="4" svg:d="m5900 4300v600" svg:viewBox="0 0 1 601">
          <text:p/>
        </draw:connector>
        <draw:custom-shape draw:style-name="gr1" draw:text-style-name="P3" xml:id="id17" draw:id="id17" draw:layer="layout" svg:width="5.8cm" svg:height="1.1cm" svg:x="3cm" svg:y="6.4cm">
          <text:p text:style-name="P3">Відправле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5.8cm" svg:x2="5.9cm" svg:y2="6.4cm" draw:start-shape="id16" draw:start-glue-point="6" draw:end-shape="id17" draw:end-glue-point="4" svg:d="m5900 5800v600" svg:viewBox="0 0 1 601">
          <text:p/>
        </draw:connector>
        <draw:connector draw:style-name="gr4" draw:text-style-name="P3" draw:layer="layout" draw:type="line" svg:x1="5.9cm" svg:y1="7.5cm" svg:x2="5.9cm" svg:y2="8.1cm" draw:start-shape="id17" draw:start-glue-point="6" draw:end-shape="id18" draw:end-glue-point="4" svg:d="m5900 7500v600" svg:viewBox="0 0 1 601">
          <text:p text:style-name="P3"><text:tab/>Так</text:p>
        </draw:connector>
        <draw:custom-shape draw:style-name="gr1" draw:text-style-name="P3" xml:id="id20" draw:id="id20" draw:layer="layout" svg:width="5.8cm" svg:height="0.7cm" svg:x="3cm" svg:y="27.7cm">
          <text:p text:style-name="P3">Кінець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9" draw:id="id19" draw:layer="layout" svg:width="5.8cm" svg:height="0.9cm" svg:x="14cm" svg:y="27.6cm">
          <text:p text:style-name="P3">Розірвання з'єднання<text:line-break/>із клієнтом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3" draw:layer="layout" draw:type="line" svg:x1="14cm" svg:y1="28.05cm" svg:x2="8.8cm" svg:y2="28.05cm" draw:start-shape="id19" draw:start-glue-point="5" draw:end-shape="id20" draw:end-glue-point="7" svg:d="m14000 28050h-5200" svg:viewBox="0 0 5201 1">
          <text:p/>
        </draw:connector>
        <draw:connector draw:style-name="gr3" draw:text-style-name="P3" draw:layer="layout" svg:x1="8.8cm" svg:y1="6.95cm" svg:x2="16.9cm" svg:y2="27.6cm" draw:start-shape="id17" draw:start-glue-point="7" draw:end-shape="id19" draw:end-glue-point="4" svg:d="m8800 6950h8100v20650" svg:viewBox="0 0 8101 20651">
          <text:p/>
        </draw:connector>
        <draw:frame draw:style-name="gr5" draw:text-style-name="P3" draw:layer="layout" svg:width="1.1cm" svg:height="0.7cm" svg:x="8.7cm" svg:y="6.4cm">
          <draw:text-box>
            <text:p text:style-name="P3">Ні</text:p>
          </draw:text-box>
        </draw:frame>
        <draw:custom-shape draw:style-name="gr1" draw:text-style-name="P3" xml:id="id21" draw:id="id21" draw:layer="layout" svg:width="5.8cm" svg:height="0.9cm" svg:x="3cm" svg:y="9.7cm">
          <text:p text:style-name="P3">Відправлення фрази<text:line-break/>клієнту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9cm" svg:y1="9.1cm" svg:x2="5.9cm" svg:y2="9.7cm" draw:start-shape="id18" draw:start-glue-point="6" draw:end-shape="id21" draw:end-glue-point="4" svg:d="m5900 9100v600" svg:viewBox="0 0 1 601">
          <text:p/>
        </draw:connector>
        <draw:custom-shape draw:style-name="gr1" draw:text-style-name="P3" xml:id="id22" draw:id="id22" draw:layer="layout" svg:width="5.8cm" svg:height="1.1cm" svg:x="3cm" svg:y="11.2cm">
          <text:p text:style-name="P3">Відправлено<text:line-break/>успішно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" draw:text-style-name="P3" draw:layer="layout" svg:x1="5.9cm" svg:y1="10.6cm" svg:x2="5.9cm" svg:y2="11.2cm" draw:start-shape="id21" draw:start-glue-point="6" draw:end-shape="id22" draw:end-glue-point="4" svg:d="m5900 10600v600" svg:viewBox="0 0 1 601">
          <text:p/>
        </draw:connector>
        <draw:custom-shape draw:style-name="gr1" draw:text-style-name="P3" xml:id="id23" draw:id="id23" draw:layer="layout" svg:width="5.8cm" svg:height="0.9cm" svg:x="3cm" svg:y="12.9cm">
          <text:p text:style-name="P3">Отримання відповіді<text:line-break/>від клієнта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2.3cm" svg:x2="5.9cm" svg:y2="12.9cm" draw:start-shape="id22" draw:start-glue-point="6" draw:end-shape="id23" draw:end-glue-point="4" svg:d="m5900 12300v600" svg:viewBox="0 0 1 601">
          <text:p text:style-name="P3"><text:tab/>Так</text:p>
        </draw:connector>
        <draw:custom-shape draw:style-name="gr1" draw:text-style-name="P3" xml:id="id24" draw:id="id24" draw:layer="layout" svg:width="5.8cm" svg:height="1cm" svg:x="3cm" svg:y="14.4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3.8cm" svg:x2="5.9cm" svg:y2="14.4cm" draw:start-shape="id23" draw:start-glue-point="6" draw:end-shape="id24" draw:end-glue-point="4" svg:d="m5900 13800v600" svg:viewBox="0 0 1 601">
          <text:p/>
        </draw:connector>
        <draw:custom-shape draw:style-name="gr1" draw:text-style-name="P3" xml:id="id25" draw:id="id25" draw:layer="layout" svg:width="5.8cm" svg:height="0.9cm" svg:x="3cm" svg:y="16cm">
          <text:p text:style-name="P3">Обчислення хешу із<text:line-break/>ключем “читання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5.4cm" svg:x2="5.9cm" svg:y2="16cm" draw:start-shape="id24" draw:start-glue-point="6" draw:end-shape="id25" draw:end-glue-point="4" svg:d="m5900 15400v600" svg:viewBox="0 0 1 601">
          <text:p text:style-name="P3"><text:tab/>Так</text:p>
        </draw:connector>
        <draw:custom-shape draw:style-name="gr1" draw:text-style-name="P3" xml:id="id26" draw:id="id26" draw:layer="layout" svg:width="5.8cm" svg:height="1cm" svg:x="3cm" svg:y="17.5cm">
          <text:p text:style-name="P3">Хеш рівний<text:line-break/>відповіді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6.9cm" svg:x2="5.9cm" svg:y2="17.5cm" draw:start-shape="id25" draw:start-glue-point="6" draw:end-shape="id26" draw:end-glue-point="4" svg:d="m5900 16900v600" svg:viewBox="0 0 1 601">
          <text:p/>
        </draw:connector>
        <draw:custom-shape draw:style-name="gr1" draw:text-style-name="P3" xml:id="id32" draw:id="id32" draw:layer="layout" svg:width="5.8cm" svg:height="0.9cm" svg:x="9.2cm" svg:y="19.1cm">
          <text:p text:style-name="P3">Тип з'єднання<text:line-break/>“лише читання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7" draw:id="id27" draw:layer="layout" svg:width="5.8cm" svg:height="0.9cm" svg:x="3cm" svg:y="19.1cm">
          <text:p text:style-name="P3">Обчислення хешу із<text:line-break/>ключем “запису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8" draw:id="id28" draw:layer="layout" svg:width="5.8cm" svg:height="1cm" svg:x="3cm" svg:y="20.6cm">
          <text:p text:style-name="P3">Хеш рівний<text:line-break/>відповіді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0cm" svg:x2="5.9cm" svg:y2="20.6cm" draw:start-shape="id27" draw:start-glue-point="6" draw:end-shape="id28" draw:end-glue-point="4" svg:d="m5900 20000v600" svg:viewBox="0 0 1 601">
          <text:p/>
        </draw:connector>
        <draw:custom-shape draw:style-name="gr1" draw:text-style-name="P3" xml:id="id33" draw:id="id33" draw:layer="layout" svg:width="5.8cm" svg:height="0.9cm" svg:x="9.2cm" svg:y="22.2cm">
          <text:p text:style-name="P3">Тип з'єднання<text:line-break/>“читання-запис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18.5cm" svg:x2="5.9cm" svg:y2="19.1cm" draw:start-shape="id26" draw:start-glue-point="6" draw:end-shape="id27" draw:end-glue-point="4" svg:d="m5900 18500v600" svg:viewBox="0 0 1 601">
          <text:p text:style-name="P1"><text:span text:style-name="T2"><text:tab/></text:span><text:span text:style-name="T2">Ні</text:span></text:p>
        </draw:connector>
        <draw:custom-shape draw:style-name="gr1" draw:text-style-name="P3" xml:id="id29" draw:id="id29" draw:layer="layout" svg:width="5.8cm" svg:height="0.9cm" svg:x="3cm" svg:y="22.2cm">
          <text:p text:style-name="P3">Обчислення хешу із<text:line-break/>ключем “вузла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0" draw:id="id30" draw:layer="layout" svg:width="5.8cm" svg:height="1cm" svg:x="3cm" svg:y="23.7cm">
          <text:p text:style-name="P3">Хеш рівний<text:line-break/>відповіді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3.1cm" svg:x2="5.9cm" svg:y2="23.7cm" draw:start-shape="id29" draw:start-glue-point="6" draw:end-shape="id30" draw:end-glue-point="4" svg:d="m5900 23100v600" svg:viewBox="0 0 1 601">
          <text:p/>
        </draw:connector>
        <draw:custom-shape draw:style-name="gr1" draw:text-style-name="P3" xml:id="id31" draw:id="id31" draw:layer="layout" svg:width="5.8cm" svg:height="0.9cm" svg:x="3cm" svg:y="25.3cm">
          <text:p text:style-name="P3">Тип з'єднання<text:line-break/>“вузол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21.6cm" svg:x2="5.9cm" svg:y2="22.2cm" draw:start-shape="id28" draw:start-glue-point="6" draw:end-shape="id29" draw:end-glue-point="4" svg:d="m5900 21600v600" svg:viewBox="0 0 1 601">
          <text:p text:style-name="P1"><text:span text:style-name="T2"><text:tab/></text:span><text:span text:style-name="T2">Ні</text:span></text:p>
        </draw:connector>
        <draw:line draw:style-name="gr3" draw:text-style-name="P1" draw:layer="layout" svg:x1="8.8cm" svg:y1="11.7cm" svg:x2="16.9cm" svg:y2="11.7cm">
          <text:p/>
        </draw:line>
        <draw:frame draw:style-name="gr5" draw:text-style-name="P3" draw:layer="layout" svg:width="1.1cm" svg:height="0.7cm" svg:x="8.7cm" svg:y="11.1cm">
          <draw:text-box>
            <text:p text:style-name="P3">Ні</text:p>
          </draw:text-box>
        </draw:frame>
        <draw:line draw:style-name="gr3" draw:text-style-name="P1" draw:layer="layout" svg:x1="8.8cm" svg:y1="14.9cm" svg:x2="16.9cm" svg:y2="14.9cm">
          <text:p/>
        </draw:line>
        <draw:frame draw:style-name="gr5" draw:text-style-name="P3" draw:layer="layout" svg:width="1.1cm" svg:height="0.7cm" svg:x="8.7cm" svg:y="14.3cm">
          <draw:text-box>
            <text:p text:style-name="P3">Ні</text:p>
          </draw:text-box>
        </draw:frame>
        <draw:frame draw:style-name="gr5" draw:text-style-name="P3" draw:layer="layout" svg:width="1.1cm" svg:height="0.7cm" svg:x="8.7cm" svg:y="23.6cm">
          <draw:text-box>
            <text:p text:style-name="P3">Ні</text:p>
          </draw:text-box>
        </draw:frame>
        <draw:line draw:style-name="gr3" draw:text-style-name="P1" draw:layer="layout" svg:x1="8.8cm" svg:y1="24.2cm" svg:x2="16.9cm" svg:y2="24.2cm">
          <text:p/>
        </draw:line>
        <draw:connector draw:style-name="gr4" draw:text-style-name="P4" draw:layer="layout" draw:type="line" svg:x1="5.9cm" svg:y1="24.7cm" svg:x2="5.9cm" svg:y2="25.3cm" draw:start-shape="id30" draw:start-glue-point="6" draw:end-shape="id31" draw:end-glue-point="4" svg:d="m5900 24700v600" svg:viewBox="0 0 1 601">
          <text:p text:style-name="P1"><text:span text:style-name="T2"><text:tab/></text:span><text:span text:style-name="T2">Так</text:span></text:p>
        </draw:connector>
        <draw:connector draw:style-name="gr3" draw:text-style-name="P1" xml:id="id34" draw:id="id34" draw:layer="layout" draw:type="line" svg:x1="5.9cm" svg:y1="26.2cm" svg:x2="5.9cm" svg:y2="27.7cm" draw:start-shape="id31" draw:start-glue-point="6" draw:end-shape="id20" draw:end-glue-point="4" svg:d="m5900 26200v1500" svg:viewBox="0 0 1 1501">
          <text:p/>
        </draw:connector>
        <draw:connector draw:style-name="gr3" draw:text-style-name="P1" draw:layer="layout" svg:x1="8.8cm" svg:y1="18cm" svg:x2="12.1cm" svg:y2="19.1cm" draw:start-shape="id26" draw:start-glue-point="7" draw:end-shape="id32" draw:end-glue-point="4" svg:d="m8800 18000h3300v1100" svg:viewBox="0 0 3301 1101">
          <text:p/>
        </draw:connector>
        <draw:connector draw:style-name="gr3" draw:text-style-name="P1" draw:layer="layout" svg:x1="8.8cm" svg:y1="21.1cm" svg:x2="12.1cm" svg:y2="22.2cm" draw:start-shape="id28" draw:start-glue-point="7" draw:end-shape="id33" draw:end-glue-point="4" svg:d="m8800 21100h3300v1100" svg:viewBox="0 0 3301 1101">
          <text:p/>
        </draw:connector>
        <draw:frame draw:style-name="gr5" draw:text-style-name="P3" draw:layer="layout" svg:width="1.1cm" svg:height="0.7cm" svg:x="8.7cm" svg:y="20.6cm">
          <draw:text-box>
            <text:p text:style-name="P3">Так</text:p>
          </draw:text-box>
        </draw:frame>
        <draw:frame draw:style-name="gr5" draw:text-style-name="P3" draw:layer="layout" svg:width="1.1cm" svg:height="0.7cm" svg:x="8.7cm" svg:y="17.5cm">
          <draw:text-box>
            <text:p text:style-name="P3">Так</text:p>
          </draw:text-box>
        </draw:frame>
        <draw:connector draw:style-name="gr3" draw:text-style-name="P1" draw:layer="layout" draw:line-skew="0.598cm" svg:x1="15cm" svg:y1="19.55cm" svg:x2="5.9cm" svg:y2="26.95cm" draw:start-shape="id32" draw:start-glue-point="7" draw:end-shape="id34" draw:end-glue-point="0" svg:d="m15000 19550h1100v7400h-10200" svg:viewBox="0 0 10201 7401">
          <text:p/>
        </draw:connector>
        <draw:line draw:style-name="gr3" draw:text-style-name="P1" draw:layer="layout" svg:x1="15cm" svg:y1="22.6cm" svg:x2="16.1cm" svg:y2="22.6cm">
          <text:p/>
        </draw:line>
      </draw:page>
      <draw:page draw:name="page3" draw:style-name="dp1" draw:master-page-name="Default">
        <draw:custom-shape draw:style-name="gr1" draw:text-style-name="P3" xml:id="id35" draw:id="id35" draw:layer="layout" svg:width="5.8cm" svg:height="0.6cm" svg:x="4.1cm" svg:y="1.7cm">
          <text:p text:style-name="P3">Початок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36" draw:id="id36" draw:layer="layout" svg:width="5.8cm" svg:height="0.9cm" svg:x="4.1cm" svg:y="2.9cm">
          <text:p text:style-name="P3">Відправлення вузлу команди<text:line-break/>“видача даних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7cm" svg:y1="2.3cm" svg:x2="7cm" svg:y2="2.9cm" draw:start-shape="id35" draw:start-glue-point="6" draw:end-shape="id36" draw:end-glue-point="4" svg:d="m7000 2300v600" svg:viewBox="0 0 1 601">
          <text:p/>
        </draw:connector>
        <draw:custom-shape draw:style-name="gr1" draw:text-style-name="P3" xml:id="id37" draw:id="id37" draw:layer="layout" svg:width="5.8cm" svg:height="1.1cm" svg:x="4.1cm" svg:y="4.4cm">
          <text:p text:style-name="P3">Відправле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3.8cm" svg:x2="7cm" svg:y2="4.4cm" draw:start-shape="id36" draw:start-glue-point="6" draw:end-shape="id37" svg:d="m7000 3800v600" svg:viewBox="0 0 1 601">
          <text:p/>
        </draw:connector>
        <draw:custom-shape draw:style-name="gr1" draw:text-style-name="P3" xml:id="id38" draw:id="id38" draw:layer="layout" svg:width="5.8cm" svg:height="0.9cm" svg:x="4.1cm" svg:y="6.1cm">
          <text:p text:style-name="P3">Відправлення вузлу хешу,<text:line-break/>що ідентифікує пакет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9" draw:id="id39" draw:layer="layout" svg:width="5.8cm" svg:height="1.1cm" svg:x="4.1cm" svg:y="7.6cm">
          <text:p text:style-name="P3">Відправле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7cm" svg:x2="7cm" svg:y2="7.6cm" draw:start-shape="id38" draw:start-glue-point="6" draw:end-shape="id39" svg:d="m7000 7000v600" svg:viewBox="0 0 1 601">
          <text:p/>
        </draw:connector>
        <draw:connector draw:style-name="gr4" draw:text-style-name="P4" draw:layer="layout" draw:type="line" svg:x1="7cm" svg:y1="5.5cm" svg:x2="7cm" svg:y2="6.1cm" draw:start-shape="id37" draw:start-glue-point="6" draw:end-shape="id38" draw:end-glue-point="4" svg:d="m7000 55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40" draw:id="id40" draw:layer="layout" svg:width="5.8cm" svg:height="0.9cm" svg:x="4.1cm" svg:y="9.3cm">
          <text:p text:style-name="P3">Отримання довжини частини<text:line-break/>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41" draw:id="id41" draw:layer="layout" svg:width="5.8cm" svg:height="1.1cm" svg:x="4.1cm" svg:y="10.8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0.2cm" svg:x2="7cm" svg:y2="10.8cm" draw:start-shape="id40" draw:start-glue-point="6" draw:end-shape="id41" draw:end-glue-point="4" svg:d="m7000 10200v600" svg:viewBox="0 0 1 601">
          <text:p/>
        </draw:connector>
        <draw:connector draw:style-name="gr4" draw:text-style-name="P4" draw:layer="layout" draw:type="line" svg:x1="7cm" svg:y1="8.7cm" svg:x2="7cm" svg:y2="9.3cm" draw:start-shape="id39" draw:start-glue-point="6" draw:end-shape="id40" draw:end-glue-point="4" svg:d="m7000 87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42" draw:id="id42" draw:layer="layout" svg:width="5.8cm" svg:height="1.1cm" svg:x="4.1cm" svg:y="12.5cm">
          <text:p text:style-name="P3">Довжина рівна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7cm" svg:y1="11.9cm" svg:x2="7cm" svg:y2="12.5cm" draw:start-shape="id41" draw:start-glue-point="6" draw:end-shape="id42" draw:end-glue-point="4" svg:d="m7000 119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43" draw:id="id43" draw:layer="layout" svg:width="5.8cm" svg:height="0.9cm" svg:x="4.1cm" svg:y="14.2cm">
          <text:p text:style-name="P3">Отримання частини пакету даних<text:line-break/>(відповідно до довж., отр.раніше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7cm" svg:y1="13.6cm" svg:x2="7cm" svg:y2="14.2cm" draw:start-shape="id42" draw:start-glue-point="6" draw:end-shape="id43" draw:end-glue-point="4" svg:d="m7000 13600v600" svg:viewBox="0 0 1 601">
          <text:p text:style-name="P1"><text:span text:style-name="T2"><text:tab/></text:span><text:span text:style-name="T2">Ні</text:span></text:p>
        </draw:connector>
        <draw:custom-shape draw:style-name="gr1" draw:text-style-name="P3" xml:id="id44" draw:id="id44" draw:layer="layout" svg:width="5.8cm" svg:height="1.1cm" svg:x="4.1cm" svg:y="15.7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5.1cm" svg:x2="7cm" svg:y2="15.7cm" draw:start-shape="id43" draw:start-glue-point="6" draw:end-shape="id44" draw:end-glue-point="4" svg:d="m7000 15100v600" svg:viewBox="0 0 1 601">
          <text:p/>
        </draw:connector>
        <draw:connector draw:style-name="gr3" draw:text-style-name="P1" draw:layer="layout" draw:line-skew="-0.499cm" svg:x1="4.1cm" svg:y1="16.25cm" svg:x2="4.1cm" svg:y2="9.75cm" draw:start-shape="id44" draw:start-glue-point="5" draw:end-shape="id40" draw:end-glue-point="5" svg:d="m4100 16250h-1000v-6500h1000" svg:viewBox="0 0 1001 6501">
          <text:p/>
        </draw:connector>
        <draw:custom-shape draw:style-name="gr1" draw:text-style-name="P3" xml:id="id46" draw:id="id46" draw:layer="layout" svg:width="5.8cm" svg:height="0.6cm" svg:x="4.1cm" svg:y="17.2cm">
          <text:p text:style-name="P3">Кінець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3.2cm" svg:y="15.7cm">
          <draw:text-box>
            <text:p text:style-name="P4"><text:span text:style-name="T2">Так</text:span></text:p>
          </draw:text-box>
        </draw:frame>
        <draw:frame draw:style-name="gr5" draw:text-style-name="P4" draw:layer="layout" svg:width="1.1cm" svg:height="0.7cm" svg:x="9.8cm" svg:y="12.5cm">
          <draw:text-box>
            <text:p text:style-name="P4"><text:span text:style-name="T2">Так</text:span></text:p>
          </draw:text-box>
        </draw:frame>
        <draw:custom-shape draw:style-name="gr1" draw:text-style-name="P3" xml:id="id45" draw:id="id45" draw:layer="layout" svg:width="5.8cm" svg:height="0.6cm" svg:x="11.6cm" svg:y="17.2cm">
          <text:p text:style-name="P3">Розірвання з'єднання із вузлом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cm" svg:y1="4.95cm" svg:x2="14.5cm" svg:y2="17.2cm" draw:start-shape="id37" draw:start-glue-point="7" draw:end-shape="id45" draw:end-glue-point="4" svg:d="m9900 4950h4600v12250" svg:viewBox="0 0 4601 12251">
          <text:p/>
        </draw:connector>
        <draw:frame draw:style-name="gr5" draw:text-style-name="P4" draw:layer="layout" svg:width="1.1cm" svg:height="0.7cm" svg:x="9.8cm" svg:y="4.4cm">
          <draw:text-box>
            <text:p text:style-name="P4"><text:span text:style-name="T2">Ні</text:span></text:p>
          </draw:text-box>
        </draw:frame>
        <draw:line draw:style-name="gr3" draw:text-style-name="P1" draw:layer="layout" svg:x1="9.9cm" svg:y1="16.2cm" svg:x2="14.5cm" svg:y2="16.2cm">
          <text:p/>
        </draw:line>
        <draw:frame draw:style-name="gr5" draw:text-style-name="P4" draw:layer="layout" svg:width="1.1cm" svg:height="0.7cm" svg:x="9.8cm" svg:y="15.7cm">
          <draw:text-box>
            <text:p text:style-name="P4"><text:span text:style-name="T2">Ні</text:span></text:p>
          </draw:text-box>
        </draw:frame>
        <draw:line draw:style-name="gr3" draw:text-style-name="P1" draw:layer="layout" svg:x1="9.9cm" svg:y1="11.3cm" svg:x2="14.5cm" svg:y2="11.3cm">
          <text:p/>
        </draw:line>
        <draw:frame draw:style-name="gr5" draw:text-style-name="P4" draw:layer="layout" svg:width="1.1cm" svg:height="0.7cm" svg:x="9.8cm" svg:y="10.8cm">
          <draw:text-box>
            <text:p text:style-name="P4"><text:span text:style-name="T2">Ні</text:span></text:p>
          </draw:text-box>
        </draw:frame>
        <draw:line draw:style-name="gr3" draw:text-style-name="P1" draw:layer="layout" svg:x1="9.9cm" svg:y1="8.1cm" svg:x2="14.5cm" svg:y2="8.1cm">
          <text:p/>
        </draw:line>
        <draw:frame draw:style-name="gr5" draw:text-style-name="P4" draw:layer="layout" svg:width="1.1cm" svg:height="0.7cm" svg:x="9.8cm" svg:y="7.6cm">
          <draw:text-box>
            <text:p text:style-name="P4"><text:span text:style-name="T2">Ні</text:span></text:p>
          </draw:text-box>
        </draw:frame>
        <draw:connector draw:style-name="gr3" draw:text-style-name="P1" xml:id="id47" draw:id="id47" draw:layer="layout" draw:type="line" svg:x1="11.6cm" svg:y1="17.5cm" svg:x2="9.9cm" svg:y2="17.5cm" draw:start-shape="id45" draw:start-glue-point="5" draw:end-shape="id46" draw:end-glue-point="7" svg:d="m11600 17500h-1700" svg:viewBox="0 0 1701 1">
          <text:p/>
        </draw:connector>
        <draw:connector draw:style-name="gr3" draw:text-style-name="P1" draw:layer="layout" svg:x1="9.9cm" svg:y1="13.05cm" svg:x2="10.75cm" svg:y2="17.5cm" draw:start-shape="id42" draw:start-glue-point="7" draw:end-shape="id47" draw:end-glue-point="0" svg:d="m9900 13050h850v4450" svg:viewBox="0 0 851 4451">
          <text:p/>
        </draw:connector>
      </draw:page>
      <draw:page draw:name="page4" draw:style-name="dp1" draw:master-page-name="Default">
        <draw:custom-shape draw:style-name="gr1" draw:text-style-name="P3" xml:id="id48" draw:id="id48" draw:layer="layout" svg:width="5.8cm" svg:height="0.6cm" svg:x="5.1cm" svg:y="1.7cm">
          <text:p text:style-name="P3">Початок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49" draw:id="id49" draw:layer="layout" svg:width="5.8cm" svg:height="0.9cm" svg:x="5.1cm" svg:y="2.9cm">
          <text:p text:style-name="P3">Отримання команди<text:line-break/>“збереження даних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48" draw:start-glue-point="6" draw:end-shape="id4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49" draw:start-glue-point="6" draw:end-shape="id50" draw:end-glue-point="4" svg:d="m8000 3800v600" svg:viewBox="0 0 1 601">
          <text:p/>
        </draw:connector>
        <draw:custom-shape draw:style-name="gr1" draw:text-style-name="P3" xml:id="id50" draw:id="id50" draw:layer="layout" svg:width="5.8cm" svg:height="0.9cm" svg:x="5.1cm" svg:y="4.4cm">
          <text:p text:style-name="P3">Отримання хешу<text:line-break/>вмісту 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1" draw:id="id51" draw:layer="layout" svg:width="5.8cm" svg:height="1.1cm" svg:x="5.1cm" svg:y="5.9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50" draw:start-glue-point="6" draw:end-shape="id51" svg:d="m8000 5300v600" svg:viewBox="0 0 1 601">
          <text:p/>
        </draw:connector>
        <draw:custom-shape draw:style-name="gr1" draw:text-style-name="P3" xml:id="id52" draw:id="id52" draw:layer="layout" svg:width="5.8cm" svg:height="0.9cm" svg:x="5.1cm" svg:y="7.6cm">
          <text:p text:style-name="P3">Отримання довжини частини<text:line-break/>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3" draw:id="id53" draw:layer="layout" svg:width="5.8cm" svg:height="1.1cm" svg:x="5.1cm" svg:y="9.1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8.5cm" svg:x2="8cm" svg:y2="9.1cm" draw:start-shape="id52" draw:start-glue-point="6" draw:end-shape="id53" draw:end-glue-point="4" svg:d="m8000 8500v600" svg:viewBox="0 0 1 601">
          <text:p/>
        </draw:connector>
        <draw:connector draw:style-name="gr4" draw:text-style-name="P4" draw:layer="layout" draw:type="line" svg:x1="8cm" svg:y1="7cm" svg:x2="8cm" svg:y2="7.6cm" draw:start-shape="id51" draw:start-glue-point="6" draw:end-shape="id52" draw:end-glue-point="4" svg:d="m8000 70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54" draw:id="id54" draw:layer="layout" svg:width="5.8cm" svg:height="1.1cm" svg:x="5.1cm" svg:y="10.8cm">
          <text:p text:style-name="P3">Довжина рівна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8cm" svg:y1="10.2cm" svg:x2="8cm" svg:y2="10.8cm" draw:start-shape="id53" draw:start-glue-point="6" draw:end-shape="id54" draw:end-glue-point="4" svg:d="m8000 102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55" draw:id="id55" draw:layer="layout" svg:width="5.8cm" svg:height="1.4cm" svg:x="5.1cm" svg:y="12.5cm">
          <text:p text:style-name="P3">Отримання частини пакету даних<text:line-break/>(відповідно до довж., отр.раніше),<text:line-break/>запис у буфер 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8cm" svg:y1="11.9cm" svg:x2="8cm" svg:y2="12.5cm" draw:start-shape="id54" draw:start-glue-point="6" draw:end-shape="id55" draw:end-glue-point="4" svg:d="m8000 11900v600" svg:viewBox="0 0 1 601">
          <text:p text:style-name="P1"><text:span text:style-name="T2"><text:tab/></text:span><text:span text:style-name="T2">Ні</text:span></text:p>
        </draw:connector>
        <draw:custom-shape draw:style-name="gr1" draw:text-style-name="P3" xml:id="id56" draw:id="id56" draw:layer="layout" svg:width="5.8cm" svg:height="1.1cm" svg:x="5.1cm" svg:y="14.5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3.9cm" svg:x2="8cm" svg:y2="14.5cm" draw:start-shape="id55" draw:start-glue-point="6" draw:end-shape="id56" draw:end-glue-point="4" svg:d="m8000 13900v600" svg:viewBox="0 0 1 601">
          <text:p/>
        </draw:connector>
        <draw:connector draw:style-name="gr3" draw:text-style-name="P1" draw:layer="layout" draw:line-skew="-0.499cm" svg:x1="5.1cm" svg:y1="15.05cm" svg:x2="5.1cm" svg:y2="8.05cm" draw:start-shape="id56" draw:start-glue-point="5" draw:end-shape="id52" draw:end-glue-point="5" svg:d="m5100 15050h-1000v-7000h1000" svg:viewBox="0 0 1001 7001">
          <text:p/>
        </draw:connector>
        <draw:custom-shape draw:style-name="gr1" draw:text-style-name="P3" xml:id="id65" draw:id="id65" draw:layer="layout" svg:width="5.8cm" svg:height="0.6cm" svg:x="5.1cm" svg:y="25.5cm">
          <text:p text:style-name="P3">Кінець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4.2cm" svg:y="14.5cm">
          <draw:text-box>
            <text:p text:style-name="P4"><text:span text:style-name="T2">Так</text:span></text:p>
          </draw:text-box>
        </draw:frame>
        <draw:custom-shape draw:style-name="gr1" draw:text-style-name="P3" xml:id="id66" draw:id="id66" draw:layer="layout" svg:width="5.8cm" svg:height="0.6cm" svg:x="13.3cm" svg:y="25.5cm">
          <text:p text:style-name="P3">Розірвання з'єднання із клієнтом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7" draw:id="id57" draw:layer="layout" svg:width="5.8cm" svg:height="0.9cm" svg:x="5.1cm" svg:y="16.2cm">
          <text:p text:style-name="P3">Обчислення хешу вмісту<text:line-break/>отриманого 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698cm" svg:x1="10.9cm" svg:y1="11.35cm" svg:x2="10.9cm" svg:y2="16.65cm" draw:start-shape="id54" draw:start-glue-point="7" draw:end-shape="id57" draw:end-glue-point="7" svg:d="m10900 11350h1200v5300h-1200" svg:viewBox="0 0 1201 5301">
          <text:p/>
        </draw:connector>
        <draw:frame draw:style-name="gr5" draw:text-style-name="P4" draw:layer="layout" svg:width="1.1cm" svg:height="0.7cm" svg:x="10.8cm" svg:y="10.8cm">
          <draw:text-box>
            <text:p text:style-name="P4"><text:span text:style-name="T2">Так</text:span></text:p>
          </draw:text-box>
        </draw:frame>
        <draw:line draw:style-name="gr3" draw:text-style-name="P1" draw:layer="layout" svg:x1="10.9cm" svg:y1="9.6cm" svg:x2="16.2cm" svg:y2="9.6cm">
          <text:p/>
        </draw:line>
        <draw:frame draw:style-name="gr5" draw:text-style-name="P4" draw:layer="layout" svg:width="1.1cm" svg:height="0.7cm" svg:x="10.8cm" svg:y="9.1cm">
          <draw:text-box>
            <text:p text:style-name="P4"><text:span text:style-name="T2">Ні</text:span></text:p>
          </draw:text-box>
        </draw:frame>
        <draw:line draw:style-name="gr3" draw:text-style-name="P1" draw:layer="layout" svg:x1="10.9cm" svg:y1="15cm" svg:x2="16.2cm" svg:y2="15cm">
          <text:p/>
        </draw:line>
        <draw:frame draw:style-name="gr5" draw:text-style-name="P4" draw:layer="layout" svg:width="1.1cm" svg:height="0.7cm" svg:x="10.8cm" svg:y="14.5cm">
          <draw:text-box>
            <text:p text:style-name="P4"><text:span text:style-name="T2">Ні</text:span></text:p>
          </draw:text-box>
        </draw:frame>
        <draw:custom-shape draw:style-name="gr1" draw:text-style-name="P3" xml:id="id58" draw:id="id58" draw:layer="layout" svg:width="5.8cm" svg:height="1.4cm" svg:x="5.1cm" svg:y="17.7cm">
          <text:p text:style-name="P3">Очисл. хеш рівний<text:line-break/>хешу від клієнта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7.1cm" svg:x2="8cm" svg:y2="17.7cm" draw:start-shape="id57" draw:start-glue-point="6" draw:end-shape="id58" draw:end-glue-point="4" svg:d="m8000 17100v600" svg:viewBox="0 0 1 601">
          <text:p/>
        </draw:connector>
        <draw:custom-shape draw:style-name="gr1" draw:text-style-name="P3" xml:id="id59" draw:id="id59" draw:layer="layout" svg:width="5.8cm" svg:height="0.9cm" svg:x="1.4cm" svg:y="19.2cm">
          <text:p text:style-name="P3">Запис буферу пакету даних<text:line-break/>у файл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0" draw:id="id60" draw:layer="layout" svg:width="5.8cm" svg:height="0.9cm" svg:x="8.8cm" svg:y="19.2cm">
          <text:p text:style-name="P3">Очищення буферу 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cm" svg:y1="18.4cm" svg:x2="4.3cm" svg:y2="19.2cm" draw:start-shape="id58" draw:start-glue-point="5" draw:end-shape="id59" draw:end-glue-point="4" svg:d="m5100 18400h-800v800" svg:viewBox="0 0 801 801">
          <text:p/>
        </draw:connector>
        <draw:connector draw:style-name="gr3" draw:text-style-name="P1" draw:layer="layout" svg:x1="10.9cm" svg:y1="18.4cm" svg:x2="11.7cm" svg:y2="19.2cm" draw:start-shape="id58" draw:start-glue-point="7" draw:end-shape="id60" draw:end-glue-point="4" svg:d="m10900 18400h800v800" svg:viewBox="0 0 801 801">
          <text:p/>
        </draw:connector>
        <draw:frame draw:style-name="gr5" draw:text-style-name="P4" draw:layer="layout" svg:width="1.1cm" svg:height="0.7cm" svg:x="10.8cm" svg:y="17.8cm">
          <draw:text-box>
            <text:p text:style-name="P4"><text:span text:style-name="T2">Ні</text:span></text:p>
          </draw:text-box>
        </draw:frame>
        <draw:frame draw:style-name="gr5" draw:text-style-name="P4" draw:layer="layout" svg:width="1.1cm" svg:height="0.7cm" svg:x="4.1cm" svg:y="17.8cm">
          <draw:text-box>
            <text:p text:style-name="P4"><text:span text:style-name="T2">Так</text:span></text:p>
          </draw:text-box>
        </draw:frame>
        <draw:custom-shape draw:style-name="gr1" draw:text-style-name="P3" xml:id="id61" draw:id="id61" draw:layer="layout" svg:width="5.8cm" svg:height="0.9cm" svg:x="1.4cm" svg:y="20.7cm">
          <text:p text:style-name="P3">Статус: 1 (успішно збережено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0.1cm" svg:x2="4.3cm" svg:y2="20.7cm" draw:start-shape="id59" draw:start-glue-point="6" draw:end-shape="id61" draw:end-glue-point="4" svg:d="m4300 20100v600" svg:viewBox="0 0 1 601">
          <text:p/>
        </draw:connector>
        <draw:custom-shape draw:style-name="gr1" draw:text-style-name="P3" xml:id="id62" draw:id="id62" draw:layer="layout" svg:width="5.8cm" svg:height="0.9cm" svg:x="8.8cm" svg:y="20.7cm">
          <text:p text:style-name="P3">Статус: 0 (не збережено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cm" svg:y1="20.1cm" svg:x2="11.7cm" svg:y2="20.7cm" draw:start-shape="id60" draw:start-glue-point="6" draw:end-shape="id62" draw:end-glue-point="4" svg:d="m11700 20100v600" svg:viewBox="0 0 1 601">
          <text:p/>
        </draw:connector>
        <draw:custom-shape draw:style-name="gr1" draw:text-style-name="P3" xml:id="id63" draw:id="id63" draw:layer="layout" svg:width="5.8cm" svg:height="0.9cm" svg:x="5.1cm" svg:y="22.2cm">
          <text:p text:style-name="P3">Відправлення статусу операції<text:line-break/>клієнту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1.6cm" svg:x2="5.1cm" svg:y2="22.65cm" draw:start-shape="id61" draw:start-glue-point="6" draw:end-shape="id63" draw:end-glue-point="5" svg:d="m4300 21600v1050h800" svg:viewBox="0 0 801 1051">
          <text:p/>
        </draw:connector>
        <draw:connector draw:style-name="gr3" draw:text-style-name="P1" draw:layer="layout" svg:x1="11.7cm" svg:y1="21.6cm" svg:x2="10.9cm" svg:y2="22.65cm" draw:start-shape="id62" draw:start-glue-point="6" draw:end-shape="id63" draw:end-glue-point="7" svg:d="m11700 21600v1050h-800" svg:viewBox="0 0 801 1051">
          <text:p/>
        </draw:connector>
        <draw:custom-shape draw:style-name="gr1" draw:text-style-name="P3" xml:id="id64" draw:id="id64" draw:layer="layout" svg:width="5.8cm" svg:height="1.2cm" svg:x="5.1cm" svg:y="23.7cm">
          <text:p text:style-name="P3">Відправле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cm" svg:y1="23.1cm" svg:x2="8cm" svg:y2="23.7cm" draw:start-shape="id63" draw:start-glue-point="6" draw:end-shape="id64" draw:end-glue-point="4" svg:d="m8000 23100v600" svg:viewBox="0 0 1 601">
          <text:p/>
        </draw:connector>
        <draw:connector draw:style-name="gr4" draw:text-style-name="P4" draw:layer="layout" draw:type="line" svg:x1="8cm" svg:y1="24.9cm" svg:x2="8cm" svg:y2="25.5cm" draw:start-shape="id64" draw:start-glue-point="6" draw:end-shape="id65" draw:end-glue-point="4" svg:d="m8000 24900v600" svg:viewBox="0 0 1 601">
          <text:p text:style-name="P1"><text:span text:style-name="T2"><text:tab/></text:span><text:span text:style-name="T2">Так</text:span></text:p>
        </draw:connector>
        <draw:frame draw:style-name="gr5" draw:text-style-name="P4" draw:layer="layout" svg:width="1.1cm" svg:height="0.7cm" svg:x="10.8cm" svg:y="23.7cm">
          <draw:text-box>
            <text:p text:style-name="P4"><text:span text:style-name="T2">Ні</text:span></text:p>
          </draw:text-box>
        </draw:frame>
        <draw:frame draw:style-name="gr5" draw:text-style-name="P4" draw:layer="layout" svg:width="1.1cm" svg:height="0.7cm" svg:x="10.8cm" svg:y="6cm">
          <draw:text-box>
            <text:p text:style-name="P4"><text:span text:style-name="T2">Ні</text:span></text:p>
          </draw:text-box>
        </draw:frame>
        <draw:connector draw:style-name="gr3" draw:text-style-name="P1" draw:layer="layout" svg:x1="13.3cm" svg:y1="25.8cm" svg:x2="10.9cm" svg:y2="25.8cm" draw:start-shape="id66" draw:start-glue-point="5" draw:end-shape="id65" draw:end-glue-point="7" svg:d="m13300 25800h-2400" svg:viewBox="0 0 2401 1">
          <text:p/>
        </draw:connector>
        <draw:custom-shape draw:style-name="gr1" draw:text-style-name="P3" xml:id="id67" draw:id="id67" draw:layer="layout" svg:width="5.8cm" svg:height="0.6cm" svg:x="13.3cm" svg:y="24cm">
          <text:p text:style-name="P3">Очищення буферу 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9cm" svg:y1="24.3cm" svg:x2="13.3cm" svg:y2="24.3cm" draw:start-shape="id64" draw:start-glue-point="7" draw:end-shape="id67" draw:end-glue-point="5" svg:d="m10900 24300h2400" svg:viewBox="0 0 2401 1">
          <text:p/>
        </draw:connector>
        <draw:connector draw:style-name="gr3" draw:text-style-name="P1" draw:layer="layout" draw:type="line" svg:x1="16.2cm" svg:y1="24.6cm" svg:x2="16.2cm" svg:y2="25.5cm" draw:start-shape="id67" draw:start-glue-point="6" draw:end-shape="id66" draw:end-glue-point="4" svg:d="m16200 24600v900" svg:viewBox="0 0 1 901">
          <text:p/>
        </draw:connector>
        <draw:connector draw:style-name="gr3" draw:text-style-name="P1" draw:layer="layout" svg:x1="10.9cm" svg:y1="6.45cm" svg:x2="16.2cm" svg:y2="24cm" draw:start-shape="id51" draw:start-glue-point="7" draw:end-shape="id67" draw:end-glue-point="4" svg:d="m10900 6450h5300v17550" svg:viewBox="0 0 5301 17551">
          <text:p/>
        </draw:connector>
      </draw:page>
      <draw:page draw:name="page5" draw:style-name="dp1" draw:master-page-name="Default">
        <draw:custom-shape draw:style-name="gr1" draw:text-style-name="P3" xml:id="id68" draw:id="id68" draw:layer="layout" svg:width="5.8cm" svg:height="0.6cm" svg:x="5.1cm" svg:y="1.7cm">
          <text:p text:style-name="P3">Початок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69" draw:id="id69" draw:layer="layout" svg:width="5.8cm" svg:height="0.9cm" svg:x="5.1cm" svg:y="2.9cm">
          <text:p text:style-name="P3">Отримання команди<text:line-break/>“видача даних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68" draw:start-glue-point="6" draw:end-shape="id6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69" draw:start-glue-point="6" draw:end-shape="id70" draw:end-glue-point="4" svg:d="m8000 3800v600" svg:viewBox="0 0 1 601">
          <text:p/>
        </draw:connector>
        <draw:custom-shape draw:style-name="gr1" draw:text-style-name="P3" xml:id="id70" draw:id="id70" draw:layer="layout" svg:width="5.8cm" svg:height="0.9cm" svg:x="5.1cm" svg:y="4.4cm">
          <text:p text:style-name="P3">Отримання хешу<text:line-break/>вмісту пакету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1" draw:id="id71" draw:layer="layout" svg:width="5.8cm" svg:height="1.1cm" svg:x="5.1cm" svg:y="5.9cm">
          <text:p text:style-name="P3">Отрим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70" draw:start-glue-point="6" draw:end-shape="id71" svg:d="m8000 5300v600" svg:viewBox="0 0 1 601">
          <text:p/>
        </draw:connector>
        <draw:connector draw:style-name="gr4" draw:text-style-name="P4" xml:id="id80" draw:id="id80" draw:layer="layout" draw:type="line" svg:x1="8cm" svg:y1="7cm" svg:x2="8cm" svg:y2="7.6cm" draw:start-shape="id71" draw:start-glue-point="6" draw:end-shape="id72" draw:end-glue-point="4" svg:d="m8000 70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82" draw:id="id82" draw:layer="layout" svg:width="5.8cm" svg:height="0.6cm" svg:x="13.3cm" svg:y="22.3cm">
          <text:p text:style-name="P3">Розірвання з'єднання із клієнтом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cm" svg:height="0.7cm" svg:x="10.8cm" svg:y="5.9cm">
          <draw:text-box>
            <text:p text:style-name="P4"><text:span text:style-name="T2">Ні</text:span></text:p>
          </draw:text-box>
        </draw:frame>
        <draw:custom-shape draw:style-name="gr1" draw:text-style-name="P3" xml:id="id72" draw:id="id72" draw:layer="layout" svg:width="5.8cm" svg:height="1.4cm" svg:x="5.1cm" svg:y="7.6cm">
          <text:p text:style-name="P3">Запитуваний пакет<text:line-break/>є на вузлі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xml:id="id73" draw:id="id73" draw:layer="layout" svg:width="5.8cm" svg:height="1cm" svg:x="1.7cm" svg:y="11cm">
          <text:p text:style-name="P1"><text:span text:style-name="T2">Для кожного підключення</text:span><text:span text:style-name="T2"><text:line-break/></text:span><text:span text:style-name="T2">типу “вузол”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4" xml:id="id74" draw:id="id74" draw:layer="layout" svg:width="5.8cm" svg:height="0.9cm" svg:x="1.7cm" svg:y="12.6cm">
          <text:p text:style-name="P4">Отримання пакету даних<text:line-break/>від підключеного вузл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4.6cm" svg:y1="12cm" svg:x2="4.6cm" svg:y2="12.6cm" draw:start-shape="id73" draw:start-glue-point="6" draw:end-shape="id74" draw:end-glue-point="0" svg:d="m4600 12000v600" svg:viewBox="0 0 1 601">
          <text:p/>
        </draw:connector>
        <draw:custom-shape draw:style-name="gr1" draw:text-style-name="P3" xml:id="id75" draw:id="id75" draw:layer="layout" svg:width="5.8cm" svg:height="1.1cm" svg:x="1.7cm" svg:y="14.1cm">
          <text:p text:style-name="P3">Пакет отрима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4.6cm" svg:y1="13.5cm" svg:x2="4.6cm" svg:y2="14.1cm" draw:start-shape="id74" draw:start-glue-point="2" draw:end-shape="id75" draw:end-glue-point="4" svg:d="m4600 13500v600" svg:viewBox="0 0 1 601">
          <text:p/>
        </draw:connector>
        <draw:custom-shape draw:style-name="gr1" draw:text-style-name="P3" xml:id="id76" draw:id="id76" draw:layer="layout" svg:width="5.8cm" svg:height="0.9cm" svg:x="1.7cm" svg:y="15.8cm">
          <text:p text:style-name="P3">Збереження отриманого пакету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4.6cm" svg:y1="15.2cm" svg:x2="4.6cm" svg:y2="15.8cm" draw:start-shape="id75" draw:start-glue-point="6" draw:end-shape="id76" draw:end-glue-point="4" svg:d="m4600 152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77" draw:id="id77" draw:layer="layout" svg:width="5.8cm" svg:height="0.9cm" svg:x="13.2cm" svg:y="10.4cm">
          <text:p text:style-name="P3">Надсилання клієнту байту 0<text:line-break/>(порожній пакет даних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8" draw:id="id78" draw:layer="layout" svg:width="5.8cm" svg:height="1.1cm" svg:x="13.2cm" svg:y="11.9cm">
          <text:p text:style-name="P3">Надісл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6.1cm" svg:y1="11.3cm" svg:x2="16.1cm" svg:y2="11.9cm" draw:start-shape="id77" draw:start-glue-point="6" draw:end-shape="id78" svg:d="m16100 11300v600" svg:viewBox="0 0 1 601">
          <text:p/>
        </draw:connector>
        <draw:connector draw:style-name="gr3" draw:text-style-name="P1" draw:layer="layout" draw:line-skew="0.298cm" svg:x1="7.5cm" svg:y1="17.75cm" svg:x2="7.5cm" svg:y2="11.5cm" draw:start-shape="id79" draw:start-glue-point="7" draw:end-shape="id73" draw:end-glue-point="7" svg:d="m7500 17750h800v-6250h-800" svg:viewBox="0 0 801 6251">
          <text:p/>
        </draw:connector>
        <draw:line draw:style-name="gr3" draw:text-style-name="P1" draw:layer="layout" svg:x1="7.5cm" svg:y1="14.6cm" svg:x2="8.3cm" svg:y2="14.6cm">
          <text:p/>
        </draw:line>
        <draw:frame draw:style-name="gr5" draw:text-style-name="P4" draw:layer="layout" svg:width="1.1cm" svg:height="0.7cm" svg:x="7.2cm" svg:y="13.9cm">
          <draw:text-box>
            <text:p text:style-name="P4"><text:span text:style-name="T2">Ні</text:span></text:p>
          </draw:text-box>
        </draw:frame>
        <draw:connector draw:style-name="gr3" draw:text-style-name="P1" draw:layer="layout" svg:x1="1.7cm" svg:y1="11.5cm" svg:x2="8cm" svg:y2="7.3cm" draw:start-shape="id73" draw:start-glue-point="5" draw:end-shape="id80" draw:end-glue-point="0" svg:d="m1700 11500h-501v-4200h6801" svg:viewBox="0 0 6802 4201">
          <text:p/>
        </draw:connector>
        <draw:custom-shape draw:style-name="gr1" draw:text-style-name="P3" xml:id="id79" draw:id="id79" draw:layer="layout" svg:width="5.8cm" svg:height="0.9cm" svg:x="1.7cm" svg:y="17.3cm">
          <text:p text:style-name="P3">Припинення циклу опитування<text:line-break/>підключень типу “вузол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6cm" svg:y1="16.7cm" svg:x2="4.6cm" svg:y2="17.3cm" draw:start-shape="id76" draw:start-glue-point="6" draw:end-shape="id79" draw:end-glue-point="4" svg:d="m4600 16700v600" svg:viewBox="0 0 1 601">
          <text:p/>
        </draw:connector>
        <draw:custom-shape draw:style-name="gr1" draw:text-style-name="P3" xml:id="id81" draw:id="id81" draw:layer="layout" svg:width="5.8cm" svg:height="1.5cm" svg:x="1.7cm" svg:y="8.9cm">
          <text:p text:style-name="P3">Сусідні вузли опитані<text:line-break/>на наявн. пакету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4.6cm" svg:y1="10.4cm" svg:x2="4.6cm" svg:y2="11cm" draw:start-shape="id81" draw:start-glue-point="6" draw:end-shape="id73" draw:end-glue-point="4" svg:d="m4600 10400v600" svg:viewBox="0 0 1 601">
          <text:p text:style-name="P4"><text:span text:style-name="T2"><text:tab/></text:span><text:span text:style-name="T2">Ні</text:span></text:p>
        </draw:connector>
        <draw:connector draw:style-name="gr3" draw:text-style-name="P1" draw:layer="layout" svg:x1="5.1cm" svg:y1="8.3cm" svg:x2="4.6cm" svg:y2="8.9cm" draw:start-shape="id72" draw:start-glue-point="5" draw:end-shape="id81" draw:end-glue-point="4" svg:d="m5100 8300h-500v600" svg:viewBox="0 0 501 601">
          <text:p/>
        </draw:connector>
        <draw:frame draw:style-name="gr5" draw:text-style-name="P4" draw:layer="layout" svg:width="1.1cm" svg:height="0.7cm" svg:x="4.3cm" svg:y="7.7cm">
          <draw:text-box>
            <text:p text:style-name="P4"><text:span text:style-name="T2">Ні</text:span></text:p>
          </draw:text-box>
        </draw:frame>
        <draw:connector draw:style-name="gr3" draw:text-style-name="P1" draw:layer="layout" svg:x1="7.5cm" svg:y1="9.65cm" svg:x2="16.1cm" svg:y2="10.4cm" draw:start-shape="id81" draw:start-glue-point="7" draw:end-shape="id77" draw:end-glue-point="4" svg:d="m7500 9650h8600v750" svg:viewBox="0 0 8601 751">
          <text:p/>
        </draw:connector>
        <draw:frame draw:style-name="gr5" draw:text-style-name="P4" draw:layer="layout" svg:width="1.1cm" svg:height="0.7cm" svg:x="7.3cm" svg:y="9.1cm">
          <draw:text-box>
            <text:p text:style-name="P4"><text:span text:style-name="T2">Так</text:span></text:p>
          </draw:text-box>
        </draw:frame>
        <draw:connector draw:style-name="gr3" draw:text-style-name="P1" draw:layer="layout" draw:line-skew="0.098cm" svg:x1="10.9cm" svg:y1="6.45cm" svg:x2="19.1cm" svg:y2="22.6cm" draw:start-shape="id71" draw:start-glue-point="7" draw:end-shape="id82" draw:end-glue-point="7" svg:d="m10900 6450h8800v16150h-600" svg:viewBox="0 0 8801 16151">
          <text:p/>
        </draw:connector>
        <draw:line draw:style-name="gr3" draw:text-style-name="P1" draw:layer="layout" svg:x1="19cm" svg:y1="12.5cm" svg:x2="19.7cm" svg:y2="12.5cm">
          <text:p/>
        </draw:line>
        <draw:frame draw:style-name="gr5" draw:text-style-name="P4" draw:layer="layout" svg:width="1.1cm" svg:height="0.7cm" svg:x="18.8cm" svg:y="11.8cm">
          <draw:text-box>
            <text:p text:style-name="P4"><text:span text:style-name="T2">Ні</text:span></text:p>
          </draw:text-box>
        </draw:frame>
        <draw:custom-shape draw:style-name="gr1" draw:text-style-name="P4" xml:id="id83" draw:id="id83" draw:layer="layout" svg:width="5.8cm" svg:height="1cm" svg:x="9.4cm" svg:y="13.9cm">
          <text:p text:style-name="P1"><text:span text:style-name="T2">Для кожної частини пакету,</text:span><text:span text:style-name="T2"><text:line-break/></text:span><text:span text:style-name="T2">розміром до 255 байт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3" xml:id="id84" draw:id="id84" draw:layer="layout" svg:width="5.8cm" svg:height="0.9cm" svg:x="9.4cm" svg:y="15.5cm">
          <text:p text:style-name="P3">Надсилання довжини<text:line-break/>частини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2.3cm" svg:y1="14.9cm" svg:x2="12.3cm" svg:y2="15.5cm" draw:start-shape="id83" draw:start-glue-point="6" draw:end-shape="id84" draw:end-glue-point="4" svg:d="m12300 14900v600" svg:viewBox="0 0 1 601">
          <text:p/>
        </draw:connector>
        <draw:custom-shape draw:style-name="gr1" draw:text-style-name="P3" xml:id="id85" draw:id="id85" draw:layer="layout" svg:width="5.8cm" svg:height="1.1cm" svg:x="9.4cm" svg:y="17cm">
          <text:p text:style-name="P3">Надісл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16.9cm">
          <draw:text-box>
            <text:p text:style-name="P4"><text:span text:style-name="T2">Ні</text:span></text:p>
          </draw:text-box>
        </draw:frame>
        <draw:connector draw:style-name="gr3" draw:text-style-name="P1" draw:layer="layout" draw:type="line" svg:x1="12.3cm" svg:y1="16.4cm" svg:x2="12.3cm" svg:y2="17cm" draw:start-shape="id84" draw:start-glue-point="6" draw:end-shape="id85" draw:end-glue-point="4" svg:d="m12300 16400v600" svg:viewBox="0 0 1 601">
          <text:p/>
        </draw:connector>
        <draw:line draw:style-name="gr3" draw:text-style-name="P1" draw:layer="layout" svg:x1="15.2cm" svg:y1="17.5cm" svg:x2="19.7cm" svg:y2="17.5cm">
          <text:p/>
        </draw:line>
        <draw:custom-shape draw:style-name="gr1" draw:text-style-name="P3" xml:id="id86" draw:id="id86" draw:layer="layout" svg:width="5.8cm" svg:height="0.9cm" svg:x="9.4cm" svg:y="18.7cm">
          <text:p text:style-name="P3">Надсилання частини даних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2.3cm" svg:y1="18.1cm" svg:x2="12.3cm" svg:y2="18.7cm" draw:start-shape="id85" draw:start-glue-point="6" draw:end-shape="id86" draw:end-glue-point="4" svg:d="m12300 181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87" draw:id="id87" draw:layer="layout" svg:width="5.8cm" svg:height="1.1cm" svg:x="9.4cm" svg:y="20.2cm">
          <text:p text:style-name="P3">Надіслано<text:line-break/>успішно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20.1cm">
          <draw:text-box>
            <text:p text:style-name="P4"><text:span text:style-name="T2">Ні</text:span></text:p>
          </draw:text-box>
        </draw:frame>
        <draw:line draw:style-name="gr3" draw:text-style-name="P1" draw:layer="layout" svg:x1="15.2cm" svg:y1="20.7cm" svg:x2="19.7cm" svg:y2="20.7cm">
          <text:p/>
        </draw:line>
        <draw:connector draw:style-name="gr3" draw:text-style-name="P1" draw:layer="layout" draw:type="line" svg:x1="12.3cm" svg:y1="19.6cm" svg:x2="12.3cm" svg:y2="20.2cm" draw:start-shape="id86" draw:start-glue-point="6" draw:end-shape="id87" draw:end-glue-point="4" svg:d="m12300 19600v600" svg:viewBox="0 0 1 601">
          <text:p/>
        </draw:connector>
        <draw:connector draw:style-name="gr3" draw:text-style-name="P1" draw:layer="layout" draw:line-skew="-0.199cm" svg:x1="9.4cm" svg:y1="20.75cm" svg:x2="9.4cm" svg:y2="14.4cm" draw:start-shape="id87" draw:start-glue-point="5" draw:end-shape="id83" draw:end-glue-point="5" svg:d="m9400 20750h-700v-6350h700" svg:viewBox="0 0 701 6351">
          <text:p/>
        </draw:connector>
        <draw:frame draw:style-name="gr5" draw:text-style-name="P4" draw:layer="layout" svg:width="1.1cm" svg:height="0.7cm" svg:x="8.6cm" svg:y="20.2cm">
          <draw:text-box>
            <text:p text:style-name="P4"><text:span text:style-name="T2">Так</text:span></text:p>
          </draw:text-box>
        </draw:frame>
        <draw:custom-shape draw:style-name="gr1" draw:text-style-name="P3" xml:id="id88" draw:id="id88" draw:layer="layout" svg:width="5.8cm" svg:height="0.6cm" svg:x="6.6cm" svg:y="22.3cm">
          <text:p text:style-name="P3">Кінець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3.3cm" svg:y1="22.6cm" svg:x2="12.4cm" svg:y2="22.6cm" draw:start-shape="id82" draw:start-glue-point="5" draw:end-shape="id88" draw:end-glue-point="7" svg:d="m13300 22600h-900" svg:viewBox="0 0 901 1">
          <text:p/>
        </draw:connector>
        <draw:connector draw:style-name="gr3" draw:text-style-name="P1" draw:layer="layout" draw:line-skew="1.598cm 3.099cm" svg:x1="15.2cm" svg:y1="14.4cm" svg:x2="9.5cm" svg:y2="22.3cm" draw:start-shape="id83" draw:start-glue-point="7" draw:end-shape="id88" draw:end-glue-point="4" svg:d="m15200 14400h2100v7300h-7800v600" svg:viewBox="0 0 7801 7901">
          <text:p/>
        </draw:connector>
        <draw:line draw:style-name="gr3" draw:text-style-name="P1" draw:layer="layout" svg:x1="16.1cm" svg:y1="13cm" svg:x2="16.1cm" svg:y2="14.4cm">
          <text:p/>
        </draw:line>
        <draw:frame draw:style-name="gr6" draw:text-style-name="P4" draw:layer="layout" svg:width="1.1cm" svg:height="0.645cm" svg:x="16cm" svg:y="13.2cm">
          <draw:text-box>
            <text:p text:style-name="P4"><text:span text:style-name="T2">Так</text:span></text:p>
          </draw:text-box>
        </draw:frame>
        <draw:connector draw:style-name="gr3" draw:text-style-name="P1" draw:layer="layout" svg:x1="10.9cm" svg:y1="8.3cm" svg:x2="12.3cm" svg:y2="13.9cm" draw:start-shape="id72" draw:start-glue-point="7" draw:end-shape="id83" draw:end-glue-point="4" svg:d="m10900 8300h1400v5600" svg:viewBox="0 0 1401 5601">
          <text:p/>
        </draw:connector>
        <draw:frame draw:style-name="gr5" draw:text-style-name="P4" draw:layer="layout" svg:width="1.1cm" svg:height="0.7cm" svg:x="10.8cm" svg:y="7.7cm">
          <draw:text-box>
            <text:p text:style-name="P4"><text:span text:style-name="T2">Так</text:span></text:p>
          </draw:text-box>
        </draw:frame>
      </draw:page>
      <draw:page draw:name="page6" draw:style-name="dp1" draw:master-page-name="Default">
        <draw:custom-shape draw:style-name="gr1" draw:text-style-name="P1" xml:id="id95" draw:id="id95" draw:layer="layout" svg:width="3.6cm" svg:height="1.6cm" svg:x="3.7cm" svg:y="8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1" draw:id="id91" draw:layer="layout" svg:width="3.6cm" svg:height="0.5cm" svg:x="3.7cm" svg:y="9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7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layout" svg:width="3.6cm" svg:height="1.6cm" svg:x="8.7cm" svg:y="8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89" draw:id="id89" draw:layer="layout" svg:width="3.6cm" svg:height="0.5cm" svg:x="8.7cm" svg:y="9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4" draw:id="id94" draw:layer="layout" svg:width="3.6cm" svg:height="0.5cm" svg:x="8.7cm" svg:y="7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0" draw:id="id90" draw:layer="layout" svg:width="3.6cm" svg:height="1.6cm" svg:x="13.7cm" svg:y="8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6" draw:id="id96" draw:layer="layout" svg:width="3.6cm" svg:height="0.5cm" svg:x="13.7cm" svg:y="9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3" draw:id="id93" draw:layer="layout" svg:width="3.6cm" svg:height="0.5cm" svg:x="13.7cm" svg:y="7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3cm" svg:y1="10.15cm" svg:x2="13.7cm" svg:y2="9.1cm" draw:start-shape="id89" draw:start-glue-point="1" draw:end-shape="id90" draw:end-glue-point="3" svg:d="m12300 10150 1400-1050" svg:viewBox="0 0 1401 1051">
          <text:p/>
        </draw:connector>
        <draw:connector draw:style-name="gr3" draw:text-style-name="P1" draw:layer="layout" draw:type="line" svg:x1="7.3cm" svg:y1="10.15cm" svg:x2="8.7cm" svg:y2="9.1cm" draw:start-shape="id91" draw:start-glue-point="1" draw:end-shape="id92" draw:end-glue-point="3" svg:d="m7300 10150 1400-1050" svg:viewBox="0 0 1401 1051">
          <text:p/>
        </draw:connector>
        <draw:connector draw:style-name="gr3" draw:text-style-name="P1" draw:layer="layout" draw:type="line" svg:x1="13.7cm" svg:y1="8.05cm" svg:x2="12.3cm" svg:y2="9.1cm" draw:start-shape="id93" draw:start-glue-point="3" draw:end-shape="id92" draw:end-glue-point="1" svg:d="m13700 8050-1400 1050" svg:viewBox="0 0 1401 1051">
          <text:p/>
        </draw:connector>
        <draw:connector draw:style-name="gr3" draw:text-style-name="P1" draw:layer="layout" draw:type="line" svg:x1="8.7cm" svg:y1="8.05cm" svg:x2="7.3cm" svg:y2="9.1cm" draw:start-shape="id94" draw:start-glue-point="3" draw:end-shape="id95" draw:end-glue-point="1" svg:d="m8700 8050-1400 1050" svg:viewBox="0 0 1401 1051">
          <text:p/>
        </draw:connector>
        <draw:custom-shape draw:style-name="gr1" draw:text-style-name="P1" xml:id="id97" draw:id="id97" draw:layer="layout" svg:width="15.4cm" svg:height="2cm" svg:x="2.8cm" svg:y="3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10.15cm" svg:x2="18.2cm" svg:y2="4.8cm" draw:start-shape="id96" draw:start-glue-point="1" draw:end-shape="id97" draw:end-glue-point="1" svg:d="m17300 10150h1401v-5350h-501" svg:viewBox="0 0 1402 5351">
          <text:p/>
        </draw:connector>
        <draw:line draw:style-name="gr7" draw:text-style-name="P1" draw:layer="layout" svg:x1="17.3cm" svg:y1="9.1cm" svg:x2="17.9cm" svg:y2="9.1cm">
          <text:p/>
        </draw:line>
        <draw:line draw:style-name="gr8" draw:text-style-name="P1" draw:layer="layout" svg:x1="17.9cm" svg:y1="9.1cm" svg:x2="17.9cm" svg:y2="5.8cm">
          <text:p/>
        </draw:line>
        <draw:line draw:style-name="gr3" draw:text-style-name="P1" draw:layer="layout" svg:x1="3.1cm" svg:y1="8.1cm" svg:x2="3.1cm" svg:y2="5.8cm">
          <text:p/>
        </draw:line>
        <draw:line draw:style-name="gr8" draw:text-style-name="P1" draw:layer="layout" svg:x1="3.7cm" svg:y1="8.1cm" svg:x2="3.1cm" svg:y2="8.1cm">
          <text:p/>
        </draw:line>
        <draw:connector draw:style-name="gr3" draw:text-style-name="P1" draw:layer="layout" svg:x1="2.8cm" svg:y1="4.8cm" svg:x2="3.7cm" svg:y2="9.1cm" draw:start-shape="id97" draw:start-glue-point="3" draw:end-shape="id95" draw:end-glue-point="3" svg:d="m2800 4800h-501v4300h1401" svg:viewBox="0 0 1402 4301">
          <text:p/>
        </draw:connector>
        <draw:custom-shape draw:style-name="gr1" draw:text-style-name="P1" xml:id="id99" draw:id="id99" draw:layer="layout" svg:width="3.6cm" svg:height="1.6cm" svg:x="8.7cm" svg:y="12.6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8" draw:id="id98" draw:layer="layout" svg:width="3.6cm" svg:height="0.5cm" svg:x="8.7cm" svg:y="14.2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0" draw:id="id100" draw:layer="layout" svg:width="3.6cm" svg:height="0.5cm" svg:x="8.7cm" svg:y="12.1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cm" svg:y1="14.45cm" svg:x2="8.7cm" svg:y2="13.4cm" draw:start-shape="id98" draw:start-glue-point="3" draw:end-shape="id99" draw:end-glue-point="3" svg:d="m8700 14450h-501v-1050h501" svg:viewBox="0 0 502 1051">
          <text:p/>
        </draw:connector>
        <draw:connector draw:style-name="gr3" draw:text-style-name="P1" draw:layer="layout" svg:x1="12.3cm" svg:y1="12.35cm" svg:x2="12.3cm" svg:y2="13.4cm" draw:start-shape="id100" draw:start-glue-point="1" draw:end-shape="id99" draw:end-glue-point="1" svg:d="m12300 12350h501v1050h-501" svg:viewBox="0 0 502 1051">
          <text:p/>
        </draw:connector>
        <draw:custom-shape draw:style-name="gr1" draw:text-style-name="P1" xml:id="id103" draw:id="id103" draw:layer="layout" svg:width="3.6cm" svg:height="1.6cm" svg:x="3.7cm" svg:y="21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22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4" draw:id="id104" draw:layer="layout" svg:width="3.6cm" svg:height="0.5cm" svg:x="3.7cm" svg:y="20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6cm" svg:x="8.7cm" svg:y="25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6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4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5" draw:id="id105" draw:layer="layout" svg:width="3.6cm" svg:height="1.6cm" svg:x="13.7cm" svg:y="21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1" draw:id="id101" draw:layer="layout" svg:width="3.6cm" svg:height="0.5cm" svg:x="13.7cm" svg:y="22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13.7cm" svg:y="20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15.4cm" svg:height="2cm" svg:x="2.8cm" svg:y="16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23.15cm" svg:x2="18.2cm" svg:y2="17.8cm" draw:start-shape="id101" draw:start-glue-point="1" draw:end-shape="id102" draw:end-glue-point="1" svg:d="m17300 23150h1401v-5350h-501" svg:viewBox="0 0 1402 5351">
          <text:p/>
        </draw:connector>
        <draw:line draw:style-name="gr7" draw:text-style-name="P1" draw:layer="layout" svg:x1="17.3cm" svg:y1="22.1cm" svg:x2="17.9cm" svg:y2="22.1cm">
          <text:p/>
        </draw:line>
        <draw:line draw:style-name="gr8" draw:text-style-name="P1" draw:layer="layout" svg:x1="17.9cm" svg:y1="22.1cm" svg:x2="17.9cm" svg:y2="18.8cm">
          <text:p/>
        </draw:line>
        <draw:line draw:style-name="gr3" draw:text-style-name="P1" draw:layer="layout" svg:x1="3.1cm" svg:y1="21.1cm" svg:x2="3.1cm" svg:y2="18.8cm">
          <text:p/>
        </draw:line>
        <draw:line draw:style-name="gr8" draw:text-style-name="P1" draw:layer="layout" svg:x1="3.7cm" svg:y1="21.1cm" svg:x2="3.1cm" svg:y2="21.1cm">
          <text:p/>
        </draw:line>
        <draw:connector draw:style-name="gr3" draw:text-style-name="P1" draw:layer="layout" svg:x1="2.8cm" svg:y1="17.8cm" svg:x2="3.7cm" svg:y2="22.1cm" draw:start-shape="id102" draw:start-glue-point="3" draw:end-shape="id103" draw:end-glue-point="3" svg:d="m2800 17800h-501v4300h1401" svg:viewBox="0 0 1402 4301">
          <text:p/>
        </draw:connector>
        <draw:frame draw:style-name="gr9" draw:text-style-name="P1" draw:layer="layout" svg:width="2.7cm" svg:height="1.353cm" svg:x="9.1cm" svg:y="21.5cm">
          <draw:text-box>
            <text:p text:style-name="P1">Основна подія</text:p>
          </draw:text-box>
        </draw:frame>
        <draw:custom-shape draw:style-name="gr10" draw:text-style-name="P1" draw:layer="layout" svg:width="0.8cm" svg:height="1cm" svg:x="8.2cm" svg:y="2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1cm" svg:height="0.7cm" svg:x="9.9cm" svg:y="2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8cm" svg:height="1cm" svg:x="12.7cm" svg:y="2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4.6cm" svg:height="1.353cm" svg:x="13.5cm" svg:y="25.4cm">
          <draw:text-box>
            <text:p text:style-name="P1">На опрацювання<text:line-break/>потоком</text:p>
          </draw:text-box>
        </draw:frame>
        <draw:connector draw:style-name="gr3" draw:text-style-name="P1" draw:layer="layout" draw:line-skew="-2.6cm" svg:x1="13.7cm" svg:y1="23.15cm" svg:x2="7.3cm" svg:y2="22.1cm" draw:start-shape="id101" draw:start-glue-point="3" draw:end-shape="id103" draw:end-glue-point="1" svg:d="m13700 23150h-5800v-1050h-600" svg:viewBox="0 0 6401 1051">
          <text:p/>
        </draw:connector>
        <draw:connector draw:style-name="gr3" draw:text-style-name="P1" draw:layer="layout" draw:line-skew="2.6cm" svg:x1="7.3cm" svg:y1="21.05cm" svg:x2="13.7cm" svg:y2="22.1cm" draw:start-shape="id104" draw:start-glue-point="1" draw:end-shape="id105" draw:end-glue-point="3" svg:d="m7300 21050h5800v1050h600" svg:viewBox="0 0 6401 1051">
          <text:p/>
        </draw:connector>
      </draw:page>
      <draw:page draw:name="page7" draw:style-name="dp1" draw:master-page-name="Default">
        <draw:custom-shape draw:style-name="gr1" draw:text-style-name="P1" xml:id="id109" draw:id="id109" draw:layer="layout" svg:width="3.6cm" svg:height="1.6cm" svg:x="2.1cm" svg:y="6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6" draw:id="id106" draw:layer="layout" svg:width="3.6cm" svg:height="0.5cm" svg:x="2.1cm" svg:y="7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2.1cm" svg:y="5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7" draw:id="id107" draw:layer="layout" svg:width="3.6cm" svg:height="1.6cm" svg:x="6.1cm" svg:y="6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2" draw:id="id112" draw:layer="layout" svg:width="3.6cm" svg:height="0.5cm" svg:x="6.1cm" svg:y="7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8" draw:id="id108" draw:layer="layout" svg:width="3.6cm" svg:height="0.5cm" svg:x="6.1cm" svg:y="5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6" draw:id="id116" draw:layer="layout" svg:width="3.6cm" svg:height="1.6cm" svg:x="15.1cm" svg:y="6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0" draw:id="id110" draw:layer="layout" svg:width="3.6cm" svg:height="0.5cm" svg:x="15.1cm" svg:y="7.9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7" draw:id="id117" draw:layer="layout" svg:width="3.6cm" svg:height="0.5cm" svg:x="15.1cm" svg:y="5.8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cm" svg:y1="8.15cm" svg:x2="6.1cm" svg:y2="7.1cm" draw:start-shape="id106" draw:start-glue-point="1" draw:end-shape="id107" draw:end-glue-point="3" svg:d="m5700 8150 400-1050" svg:viewBox="0 0 401 1051">
          <text:p/>
        </draw:connector>
        <draw:connector draw:style-name="gr3" draw:text-style-name="P1" draw:layer="layout" draw:type="line" svg:x1="6.1cm" svg:y1="6.05cm" svg:x2="5.7cm" svg:y2="7.1cm" draw:start-shape="id108" draw:start-glue-point="3" draw:end-shape="id109" draw:end-glue-point="1" svg:d="m6100 6050-400 1050" svg:viewBox="0 0 401 1051">
          <text:p/>
        </draw:connector>
        <draw:custom-shape draw:style-name="gr1" draw:text-style-name="P1" xml:id="id111" draw:id="id111" draw:layer="layout" svg:width="17.5cm" svg:height="2cm" svg:x="1.8cm" svg:y="1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cm" svg:y1="8.15cm" svg:x2="19.3cm" svg:y2="2.8cm" draw:start-shape="id110" draw:start-glue-point="1" draw:end-shape="id111" draw:end-glue-point="1" svg:d="m18700 8150h1101v-5350h-501" svg:viewBox="0 0 1102 5351">
          <text:p/>
        </draw:connector>
        <draw:line draw:style-name="gr7" draw:text-style-name="P1" draw:layer="layout" svg:x1="18.7cm" svg:y1="7.1cm" svg:x2="19.2cm" svg:y2="7.1cm">
          <text:p/>
        </draw:line>
        <draw:line draw:style-name="gr8" draw:text-style-name="P1" draw:layer="layout" svg:x1="19.2cm" svg:y1="7.1cm" svg:x2="19.2cm" svg:y2="3.8cm">
          <text:p/>
        </draw:line>
        <draw:line draw:style-name="gr3" draw:text-style-name="P1" draw:layer="layout" svg:x1="1.9cm" svg:y1="6.1cm" svg:x2="1.9cm" svg:y2="3.8cm">
          <text:p/>
        </draw:line>
        <draw:line draw:style-name="gr8" draw:text-style-name="P1" draw:layer="layout" svg:x1="2.1cm" svg:y1="6.1cm" svg:x2="1.9cm" svg:y2="6.1cm">
          <text:p/>
        </draw:line>
        <draw:connector draw:style-name="gr3" draw:text-style-name="P1" draw:layer="layout" svg:x1="1.8cm" svg:y1="2.8cm" svg:x2="2.1cm" svg:y2="7.1cm" draw:start-shape="id111" draw:start-glue-point="3" draw:end-shape="id109" draw:end-glue-point="3" svg:d="m1800 2800h-501v4300h801" svg:viewBox="0 0 802 4301">
          <text:p/>
        </draw:connector>
        <draw:custom-shape draw:style-name="gr1" draw:text-style-name="P1" xml:id="id113" draw:id="id113" draw:layer="layout" svg:width="3.6cm" svg:height="1.6cm" svg:x="10.3cm" svg:y="10cm">
          <text:p text:style-name="P1">Но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5" draw:id="id115" draw:layer="layout" svg:width="3.6cm" svg:height="0.5cm" svg:x="10.3cm" svg:y="11.6cm">
          <text:p text:style-name="P5"><text:span text:style-name="T3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4" draw:id="id114" draw:layer="layout" svg:width="3.6cm" svg:height="0.5cm" svg:x="10.3cm" svg:y="9.5cm">
          <text:p text:style-name="P5"><text:span text:style-name="T3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401cm 0cm 0.001cm" svg:x1="9.7cm" svg:y1="8.15cm" svg:x2="10.3cm" svg:y2="10.8cm" draw:start-shape="id112" draw:start-glue-point="1" draw:end-shape="id113" draw:end-glue-point="3" svg:d="m9700 8150h100v1050 0 1600h500" svg:viewBox="0 0 601 2651">
          <text:p/>
        </draw:connector>
        <draw:connector draw:style-name="gr3" draw:text-style-name="P1" draw:layer="layout" draw:line-skew="0.401cm 0cm -0.001cm" svg:x1="10.3cm" svg:y1="9.75cm" svg:x2="9.7cm" svg:y2="7.1cm" draw:start-shape="id114" draw:start-glue-point="3" draw:end-shape="id107" draw:end-glue-point="1" svg:d="m10300 9750h-100v-1050 0-1600h-500" svg:viewBox="0 0 601 2651">
          <text:p/>
        </draw:connector>
        <draw:custom-shape draw:style-name="gr1" draw:text-style-name="P1" draw:layer="layout" svg:width="1.5cm" svg:height="0.9cm" svg:x="11.3cm" svg:y="8.2cm">
          <text:p text:style-name="P1">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" draw:text-style-name="P1" draw:layer="layout" draw:line-skew="0.1cm" svg:x1="13.9cm" svg:y1="11.85cm" svg:x2="15.1cm" svg:y2="7.1cm" draw:start-shape="id115" draw:start-glue-point="1" draw:end-shape="id116" draw:end-glue-point="3" svg:d="m13900 11850h700v-4750h500" svg:viewBox="0 0 1201 4751">
          <text:p/>
        </draw:connector>
        <draw:connector draw:style-name="gr3" draw:text-style-name="P1" draw:layer="layout" draw:line-skew="-0.15cm" svg:x1="15.1cm" svg:y1="6.05cm" svg:x2="13.9cm" svg:y2="10.8cm" draw:start-shape="id117" draw:start-glue-point="3" draw:end-shape="id113" draw:end-glue-point="1" svg:d="m15100 6050h-750v4750h-450" svg:viewBox="0 0 1201 4751">
          <text:p/>
        </draw:connector>
        <draw:custom-shape draw:style-name="gr1" draw:text-style-name="P1" draw:layer="layout" svg:width="1cm" svg:height="1.4cm" svg:x="13.1cm" svg:y="6.4cm">
          <text:p text:style-name="P1">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8cm" svg:height="2.147cm" svg:x="1.7cm" svg:y="8.9cm">
          <draw:text-box>
            <text:p text:style-name="P6"><text:span text:style-name="T4">1</text:span>. Права подія переміщується правіше<text:line-break/><text:span text:style-name="T4">2</text:span>. Позицію правої події займає нова подія</text:p>
          </draw:text-box>
        </draw:frame>
        <draw:frame draw:style-name="gr13" draw:text-style-name="P1" draw:layer="layout" svg:width="2.8cm" svg:height="1.95cm" svg:x="10.6cm" svg:y="6.1cm">
          <draw:text-box>
            <text:p text:style-name="P1">Позиція правої поді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8T12:26:51</meta:creation-date>
    <dc:date>2013-06-08T17:12:43</dc:date>
    <meta:editing-duration>PT2H56M8S</meta:editing-duration>
    <meta:editing-cycles>173</meta:editing-cycles>
    <meta:generator>LibreOffice/4.0.2.2$Linux_x86 LibreOffice_project/400m0$Build-2</meta:generator>
    <meta:document-statistic meta:object-count="298"/>
  </office:meta>
</office:document-meta>
</file>